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30000017DCBD13E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2.336cm" presentation:class="title" presentation:user-transformed="true">
          <draw:text-box>
            <text:p>Extracting and Rendering Primitives from Point Clouds</text:p>
          </draw:text-box>
        </draw:frame>
        <draw:frame presentation:style-name="pr2" draw:layer="layout" svg:width="25.199cm" svg:height="12.179cm" svg:x="1.524cm" svg:y="7.366cm" presentation:class="subtitle" presentation:user-transformed="true">
          <draw:text-box>
            <text:p>Thiago Perrotta</text:p>
            <text:p>Daniel Coutinho</text:p>
            <text:p>Ricardo Marroquim</text:p>
            <text:p>(LCG/UFRJ)</text:p>
            <text:p/>
            <text:p>Saturday, August 30</text:p>
            <text:p>10:30 - 12:3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3.508cm" svg:height="16.764cm" svg:x="7.828cm" svg:y="1.27cm">
          <draw:image xlink:href="Pictures/10000201000001330000017DCBD13E67.png" xlink:type="simple" xlink:show="embed" xlink:actuate="onLoad">
            <text:p/>
          </draw:image>
        </draw:frame>
        <draw:frame draw:style-name="gr3" draw:layer="layout" svg:width="10.162cm" svg:height="0.962cm" svg:x="16.764cm" svg:y="19.558cm">
          <draw:text-box>
            <text:p>Copyright © Randall Munroe, xkc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5T22:20:44.254603638</meta:creation-date>
    <meta:generator>LibreOffice/4.2.6.2$Linux_X86_64 LibreOffice_project/420m0$Build-2</meta:generator>
    <dc:date>2014-08-28T23:45:33.465931812</dc:date>
    <meta:editing-duration>PT1H58M17S</meta:editing-duration>
    <meta:editing-cycles>5</meta:editing-cycles>
    <meta:document-statistic meta:object-count="29"/>
  </office:meta>
</office:document-meta>
</file>